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0" style:family="paragraph">
      <style:paragraph-properties fo:break-before="page"/>
    </style:style>
    <style:style style:name="P2" style:parent-style-name="Luettelokappale" style:list-style-name="LFO1" style:family="paragraph"/>
    <style:style style:name="P3" style:parent-style-name="Luettelokappale" style:list-style-name="LFO1" style:family="paragraph"/>
    <style:style style:name="P4" style:parent-style-name="Luettelokappale" style:list-style-name="LFO2" style:family="paragraph"/>
    <style:style style:name="P5" style:parent-style-name="Luettelokappale" style:list-style-name="LFO2" style:family="paragraph"/>
    <style:style style:name="P6" style:parent-style-name="Luettelokappale" style:list-style-name="LFO2" style:family="paragraph"/>
    <style:style style:name="P7" style:parent-style-name="Luettelokappale" style:list-style-name="LFO2" style:family="paragraph"/>
    <style:style style:name="P8" style:parent-style-name="Luettelokappale" style:list-style-name="LFO2" style:family="paragraph"/>
    <style:style style:name="P9" style:parent-style-name="Luettelokappale" style:list-style-name="LFO2" style:family="paragraph"/>
    <style:style style:name="P10" style:parent-style-name="Luettelokappale" style:list-style-name="LFO2" style:family="paragraph"/>
    <style:style style:name="P11" style:parent-style-name="Luettelokappale" style:list-style-name="LFO3" style:family="paragraph"/>
    <style:style style:name="P12" style:parent-style-name="Luettelokappale" style:list-style-name="LFO3" style:family="paragraph"/>
    <style:style style:name="P13" style:parent-style-name="Luettelokappale" style:list-style-name="LFO3" style:family="paragraph"/>
    <style:style style:name="P14" style:parent-style-name="Luettelokappale" style:list-style-name="LFO3" style:family="paragraph"/>
    <style:style style:name="P15" style:parent-style-name="Luettelokappale" style:list-style-name="LFO3" style:family="paragraph">
      <style:text-properties fo:language="en" fo:country="US"/>
    </style:style>
    <style:style style:name="P16" style:parent-style-name="Luettelokappale" style:list-style-name="LFO3" style:family="paragraph">
      <style:text-properties fo:language="en" fo:country="US"/>
    </style:style>
    <style:style style:name="P17" style:parent-style-name="Luettelokappale" style:list-style-name="LFO3" style:family="paragraph">
      <style:text-properties fo:language="en" fo:country="US"/>
    </style:style>
    <style:style style:name="P18" style:parent-style-name="Normaali" style:family="paragraph">
      <style:text-properties fo:language="en" fo:country="US"/>
    </style:style>
    <style:style style:name="P19" style:parent-style-name="Luettelokappale" style:list-style-name="LFO4" style:family="paragraph"/>
    <style:style style:name="P20" style:parent-style-name="Luettelokappale" style:list-style-name="LFO4" style:family="paragraph"/>
    <style:style style:name="P21" style:parent-style-name="Luettelokappale" style:list-style-name="LFO4" style:family="paragraph"/>
    <style:style style:name="P22" style:parent-style-name="Luettelokappale" style:list-style-name="LFO4" style:family="paragraph"/>
    <style:style style:name="P23" style:parent-style-name="Luettelokappale" style:list-style-name="LFO4" style:family="paragraph"/>
    <style:style style:name="P24" style:parent-style-name="Luettelokappale" style:list-style-name="LFO4" style:family="paragraph"/>
    <style:style style:name="P25" style:parent-style-name="Luettelokappale" style:list-style-name="LFO4" style:family="paragraph"/>
    <style:style style:name="P26" style:parent-style-name="Luettelokappale" style:list-style-name="LFO5" style:family="paragraph"/>
    <style:style style:name="P27" style:parent-style-name="Luettelokappale" style:list-style-name="LFO5" style:family="paragraph"/>
    <style:style style:name="P28" style:parent-style-name="Luettelokappale" style:list-style-name="LFO5" style:family="paragraph"/>
    <style:style style:name="P29" style:parent-style-name="Luettelokappale" style:list-style-name="LFO5" style:family="paragraph"/>
    <style:style style:name="P30" style:parent-style-name="Luettelokappale" style:list-style-name="LFO5" style:family="paragraph"/>
    <style:style style:name="P31" style:parent-style-name="Luettelokappale" style:list-style-name="LFO5" style:family="paragraph"/>
    <style:style style:name="P32" style:parent-style-name="Luettelokappale" style:list-style-name="LFO5" style:family="paragraph"/>
    <style:style style:name="P33" style:parent-style-name="Luettelokappale" style:list-style-name="LFO6" style:family="paragraph"/>
    <style:style style:name="P34" style:parent-style-name="Luettelokappale" style:list-style-name="LFO6" style:family="paragraph"/>
    <style:style style:name="P35" style:parent-style-name="Luettelokappale" style:list-style-name="LFO6" style:family="paragraph"/>
    <style:style style:name="P36" style:parent-style-name="Luettelokappale" style:list-style-name="LFO6" style:family="paragraph"/>
    <style:style style:name="P37" style:parent-style-name="Luettelokappale" style:list-style-name="LFO6" style:family="paragraph"/>
    <style:style style:name="P38" style:parent-style-name="Luettelokappale" style:list-style-name="LFO6" style:family="paragraph"/>
    <style:style style:name="P39" style:parent-style-name="Luettelokappale" style:list-style-name="LFO6" style:family="paragraph"/>
    <style:style style:name="P40" style:parent-style-name="Luettelokappale" style:list-style-name="LFO6" style:family="paragraph">
      <style:text-properties fo:language="en" fo:country="US"/>
    </style:style>
    <style:style style:name="P41" style:parent-style-name="Normaali" style:family="paragraph">
      <style:text-properties fo:language="en" fo:country="US"/>
    </style:style>
    <style:style style:name="P42" style:parent-style-name="Luettelokappale" style:list-style-name="LFO7" style:family="paragraph"/>
    <style:style style:name="P43" style:parent-style-name="Luettelokappale" style:list-style-name="LFO7" style:family="paragraph"/>
    <style:style style:name="P44" style:parent-style-name="Luettelokappale" style:list-style-name="LFO7" style:family="paragraph"/>
    <style:style style:name="P45" style:parent-style-name="Luettelokappale" style:list-style-name="LFO7" style:family="paragraph"/>
    <style:style style:name="P46" style:parent-style-name="Luettelokappale" style:list-style-name="LFO7" style:family="paragraph">
      <style:text-properties fo:language="en" fo:country="US"/>
    </style:style>
    <style:style style:name="P47" style:parent-style-name="Normaali" style:family="paragraph">
      <style:text-properties fo:language="en" fo:country="US"/>
    </style:style>
    <style:style style:name="P48" style:parent-style-name="Luettelokappale" style:list-style-name="LFO8" style:family="paragraph"/>
    <style:style style:name="P49" style:parent-style-name="Luettelokappale" style:list-style-name="LFO8" style:family="paragraph"/>
    <style:style style:name="P50" style:parent-style-name="Luettelokappale" style:list-style-name="LFO8" style:family="paragraph"/>
    <style:style style:name="P51" style:parent-style-name="Luettelokappale" style:list-style-name="LFO8" style:family="paragraph"/>
    <style:style style:name="P52" style:parent-style-name="Luettelokappale" style:list-style-name="LFO8" style:family="paragraph"/>
    <style:style style:name="P53" style:parent-style-name="Luettelokappale" style:list-style-name="LFO9" style:family="paragraph"/>
    <style:style style:name="P54" style:parent-style-name="Luettelokappale" style:list-style-name="LFO9" style:family="paragraph"/>
    <style:style style:name="P55" style:parent-style-name="Luettelokappale" style:list-style-name="LFO10" style:family="paragraph"/>
    <style:style style:name="P56" style:parent-style-name="Luettelokappale" style:list-style-name="LFO10" style:family="paragraph"/>
  </office:automatic-styles>
  <office:body>
    <office:text text:use-soft-page-breaks="true">
      <text:p text:style-name="P1">28.3. klo 15.00-17 = 2 h</text:p>
      <text:p text:style-name="Normaali"/>
      <text:p text:style-name="Normaali"/>
      <text:p text:style-name="Normaali">(opasvideon eteneminen =<text:s/>2:17:50)</text:p>
      <text:list text:style-name="LFO1" text:continue-numbering="true">
        <text:list-item>
          <text:p text:style-name="P2">Frontendin (React.js) <text:s/>alustus</text:p>
        </text:list-item>
        <text:list-item>
          <text:p text:style-name="P3">Tuotekuvien ottaminen ja tallentaminen</text:p>
        </text:list-item>
      </text:list>
      <text:p text:style-name="Normaali"/>
      <text:p text:style-name="Normaali">Uudet tuotteet ja niiden tiedot (Kaikkien merkkinä Titleist):</text:p>
      <text:p text:style-name="Normaali">GT3 Musta driver:</text:p>
      <text:list text:style-name="LFO2" text:continue-numbering="true">
        <text:list-item>
          <text:p text:style-name="P4">Titleistin GT3-draiveri antaa pallolle äärimmäisen kovan nopeuden. Erinomainen säädettävyys sopii pelaajille, jotka haluavat optimoida lyöntipituuden ja hallita lentorataa.</text:p>
        </text:list-item>
        <text:list-item>
          <text:p text:style-name="P5">Hinta: 699 €</text:p>
        </text:list-item>
        <text:list-item>
          <text:p text:style-name="P6">Valittavat asiat:</text:p>
          <text:list text:continue-numbering="true">
            <text:list-item>
              <text:p text:style-name="P7">Käsityys: oikea/vasen</text:p>
            </text:list-item>
            <text:list-item>
              <text:p text:style-name="P8">Varsi: Mitsubishi SH DRV/FWY Tensei 1K Black 65/ -Blue 55</text:p>
            </text:list-item>
            <text:list-item>
              <text:p text:style-name="P9">Jäykkyys: X-stiff/Stiff</text:p>
            </text:list-item>
            <text:list-item>
              <text:p text:style-name="P10">Loft: 8/9/10</text:p>
            </text:list-item>
          </text:list>
        </text:list-item>
      </text:list>
      <text:p text:style-name="Normaali">T200U 3G Utilityrauta:</text:p>
      <text:list text:style-name="LFO3" text:continue-numbering="true">
        <text:list-item>
          <text:p text:style-name="P11">Titleist T200 Utility perustuu samannimiseen suosittuun rautasettiin, mutta siinä on lisää anteeksiantavuutta ja se antaa sinulle hallinnan, jota tarvitset lyödäksesi kakkos- tai kolmosrautaa luottavaisin mielin. Mailaa voidaan käyttää sekä tiiltä että väylältä, ja se on erinomainen valinta monille tourpelaajille.</text:p>
        </text:list-item>
        <text:list-item>
          <text:p text:style-name="P12">Hinta: 299 €</text:p>
        </text:list-item>
        <text:list-item>
          <text:p text:style-name="P13">Valittavat asiat:<text:s/></text:p>
          <text:list text:continue-numbering="true">
            <text:list-item>
              <text:p text:style-name="P14">Kätisyys: oikea/vasen</text:p>
            </text:list-item>
            <text:list-item>
              <text:p text:style-name="P15">Varsi: Project X HZRDUS Black 4G</text:p>
            </text:list-item>
            <text:list-item>
              <text:p text:style-name="P16">Jäykkyys: 6.0</text:p>
            </text:list-item>
            <text:list-item>
              <text:p text:style-name="P17">Utility: 2/3/4</text:p>
            </text:list-item>
          </text:list>
        </text:list-item>
      </text:list>
      <text:p text:style-name="P18">GT3 Musta Fairwaywood:</text:p>
      <text:list text:style-name="LFO4" text:continue-numbering="true">
        <text:list-item>
          <text:p text:style-name="P19">Titleistin GT3 tarjoaa hallittavuutta, kovaa pallon nopeutta sekä matalia spinnilukemia. Se on ihanteellinen valinta taitaville golffareille, jotka arvostavat äärimmäistä lyöntipituutta. Korkeampi lyöntipinta erottaa GT3:n GT2:sta. Tätä profiilia suosivat monet pelaajat, jotka haluavat lyödä palloa metallisella väyläpuulla ja jotka pitävät syvemmän mallisen lyöntipinnan ulkonäöstä.</text:p>
        </text:list-item>
        <text:list-item>
          <text:p text:style-name="P20">Hinta: 379 €</text:p>
        </text:list-item>
        <text:list-item>
          <text:p text:style-name="P21">Valittavat asiat:</text:p>
          <text:list text:continue-numbering="true">
            <text:list-item>
              <text:p text:style-name="P22">Kätisyys: oikea/vasen</text:p>
            </text:list-item>
            <text:list-item>
              <text:p text:style-name="P23">Varsi: Mitsubishi SH DRV/FWY Tensei 1K Black 75/ - Blue 65</text:p>
            </text:list-item>
            <text:list-item>
              <text:p text:style-name="P24">Jäykkyys: X-Stiff/Stiff</text:p>
            </text:list-item>
            <text:list-item>
              <text:p text:style-name="P25">Loft: 13.5/15</text:p>
            </text:list-item>
          </text:list>
        </text:list-item>
      </text:list>
      <text:p text:style-name="Normaali">T150 3G – Teräs raudat:</text:p>
      <text:list text:style-name="LFO5" text:continue-numbering="true">
        <text:list-item>
          <text:p text:style-name="P26">Titleistin tiimi käy tourpelaajien ja tavoitteellisten harrastajagolffarien kanssa läpi T-Series-rautamailojen jokaisen ominaisuuden – hallittavuuden, lyöntipituuden, lentoradan,<text:s/><text:soft-page-break/>anteeksiantavuuden, ulkonäön, lyöntiäänen ja tuntuman – jotta lopputulos olisi peliä parantava rautamaila. Titleist T150 pohjautuu T100:n täysin taottuun rakenteeseen, mutta on suunniteltu kuumemmaksi ja lyö pidemmälle. Entistäkin anteeksiantavammassa mallissa on myös luottamusta herättävä muotoilu.</text:p>
        </text:list-item>
        <text:list-item>
          <text:p text:style-name="P27">Hinta: 1249 €</text:p>
        </text:list-item>
        <text:list-item>
          <text:p text:style-name="P28">Valittavat asiat:</text:p>
          <text:list text:continue-numbering="true">
            <text:list-item>
              <text:p text:style-name="P29">Kätisyys: oikea/vasen</text:p>
            </text:list-item>
            <text:list-item>
              <text:p text:style-name="P30">Varsi: Project X LZ</text:p>
            </text:list-item>
            <text:list-item>
              <text:p text:style-name="P31">Jäykkyys: 6.0</text:p>
            </text:list-item>
            <text:list-item>
              <text:p text:style-name="P32">Set Composition: 5-pw/4-pw</text:p>
            </text:list-item>
          </text:list>
        </text:list-item>
      </text:list>
      <text:p text:style-name="Normaali">SM10 Wedget:</text:p>
      <text:list text:style-name="LFO6" text:continue-numbering="true">
        <text:list-item>
          <text:p text:style-name="P33">Kun bägissä on Titleist SM10 -wedget, mahdollisuudet parantaa tasoitustasi kasvavat. Tarkka kontakti, optimaalinen lentorata, ainutlaatuinen spinni – ja huikeat Bob Vokey -pohjahionnat – varmistavat, että saat kaiken tarvittavan lähipelin terävöittämiseen. SM10 on suunniteltu hienoihin lyönteihin – yksinkertaisiin ja ikimuistoisiin.</text:p>
        </text:list-item>
        <text:list-item>
          <text:p text:style-name="P34">Hinta: 179 €</text:p>
        </text:list-item>
        <text:list-item>
          <text:p text:style-name="P35">Valittavat asiat:<text:s/></text:p>
          <text:list text:continue-numbering="true">
            <text:list-item>
              <text:p text:style-name="P36">Kätisyys: oikea/vasen</text:p>
            </text:list-item>
            <text:list-item>
              <text:p text:style-name="P37">Varsi: Graphite regular/ Steel</text:p>
            </text:list-item>
            <text:list-item>
              <text:p text:style-name="P38">Loft: [46, 48, 50, 52, 54, 56, 58, 60]</text:p>
            </text:list-item>
            <text:list-item>
              <text:p text:style-name="P39">Bounce: [4, 6, 8, 10, 12, 14]</text:p>
            </text:list-item>
            <text:list-item>
              <text:p text:style-name="P40">Grind: [T, M, S, D, K]</text:p>
            </text:list-item>
          </text:list>
        </text:list-item>
      </text:list>
      <text:p text:style-name="P41">Scotty Cameron 2024 Phantom 5:</text:p>
      <text:list text:style-name="LFO7" text:continue-numbering="true">
        <text:list-item>
          <text:p text:style-name="P42">Tässä on Scottyn malletputterien ikisuosikki. Phantom 5 tunnetaan kompaktista mallet-muotoilustaan ja blade-tyyppisestä tuntumastaan. Putterissa on uusi, modernimpi muotoilu. Tarkkuusjyrsityssä putterissa on ruostumatonta 303-terästä ja 6061-alumiinia. Aiempiin malleihin verrattuna tämän mallin siivekkeiden kulma on suorempi. Uudistetun ylälinjan elegantit, jyrsityt tähtäyspisteet tekevät mailasta vakuuttavan näköisen. Pisteitä on korostettu läpikuultavalla smoke-värillä.</text:p>
        </text:list-item>
        <text:list-item>
          <text:p text:style-name="P43">Hinta: 499 €</text:p>
        </text:list-item>
        <text:list-item>
          <text:p text:style-name="P44">Valittavat asiat:<text:s/></text:p>
          <text:list text:continue-numbering="true">
            <text:list-item>
              <text:p text:style-name="P45">Kätisyys: oikea/vasen</text:p>
            </text:list-item>
            <text:list-item>
              <text:p text:style-name="P46">Varren pituus: 33/34/35</text:p>
            </text:list-item>
          </text:list>
        </text:list-item>
      </text:list>
      <text:p text:style-name="P47">Scotty Cameron SS Newport 2:</text:p>
      <text:list text:style-name="LFO8" text:continue-numbering="true">
        <text:list-item>
          <text:p text:style-name="P48">Scotty Cameronin Studio Style Newport 2 on tourien innoittama ja ajaton blade-putteri, jossa on terävät linjat ja klassinen ilme. Tarkkuusjyrsitty lyöntipinta ja tasainen painon jakautuminen varmistavat vakaan tuntuman ja puhtaan osuman, mikä tekee mailasta erinomaisen valinnan pelaajille, jotka etsivät greeneille hallittavuutta ja miellyttävää tuntumaa.</text:p>
        </text:list-item>
        <text:list-item>
          <text:p text:style-name="P49">Hinta: 499 €</text:p>
        </text:list-item>
        <text:list-item>
          <text:p text:style-name="P50">Valittavat asiat:</text:p>
          <text:list text:continue-numbering="true">
            <text:list-item>
              <text:p text:style-name="P51">Kätisyys: oikea/vasen</text:p>
            </text:list-item>
            <text:list-item>
              <text:p text:style-name="P52">Varren pituus: 33/34/35</text:p>
            </text:list-item>
          </text:list>
        </text:list-item>
      </text:list>
      <text:p text:style-name="Normaali">Pallot:</text:p>
      <text:p text:style-name="Normaali">Pro V1X valkoinen:</text:p>
      <text:list text:style-name="LFO9" text:continue-numbering="true">
        <text:list-item>
          <text:p text:style-name="P53">Titleist Pro V1x:ssä on korkea lentorata, täsmällinen spinni ja erinomainen hallittavuus. Se tarjoaa entistä parempaa lentopituutta ja vakaampia tuloksia parantaen peliä ja suorituskykyä.<text:s/><text:soft-page-break/>Pro V1:een verrattuna Pro V1x lentää pidemmälle, spinnaa pitkässä pelissä enemmän ja tuntuu kiinteämmältä. Pro V1x -pallo sopii äärimmäistä suorituskykyä, korkeampaa lentorataa ja parempaa spinniä arvostaville pelaajille.</text:p>
        </text:list-item>
        <text:list-item>
          <text:p text:style-name="P54">Hinta (12kpl): 64,99 €</text:p>
        </text:list-item>
      </text:list>
      <text:p text:style-name="Normaali">Pro V1 Valkoinen:</text:p>
      <text:list text:style-name="LFO10" text:continue-numbering="true">
        <text:list-item>
          <text:p text:style-name="P55">Titleist Pro V1 on ihanteellinen valinta useimmille golffareille, ja samalla koko golfmaailman pelatuin pallomalli. Pro V1:n viimeisimmät uudistukset tarjoavat entistä parempaa lentopituutta ja vakaampia tuloksia. Pro V1x:ään verrattuna Pro V1 lentää matalammalla ja spinnaa pitkässä pelissä vähemmän. Greeneillä sen spinni on samanlainen, ja tuntuma pehmeämpi.</text:p>
        </text:list-item>
        <text:list-item>
          <text:p text:style-name="P56">Hinta (12 kpl): 64,99 €</text:p>
        </text:list-item>
      </text:list>
      <text:p text:style-name="Normaali"/>
      <text:p text:style-name="Normaali"/>
      <text:p text:style-name="Normaali">2.4. klo 15.00-17.00 = 2 h</text:p>
      <text:p text:style-name="Normaali">Tuotteiden skeemojen teko. Listan teko, jossa kaikki tuotteet. Tuotteilla tietoina id, nimi, brändi, tuotetyyppi, kuvaus, hinta, kuvat, kätisyys, varsi, varren jäykkyys sekä mailojen lapojen mahdollinen ilmoitettu kulma ja onko tuote uusi vai käytetty.<text:s/></text:p>
      <text:p text:style-name="Normaali">Navigointiosan hahmottaminen frontendiin rakentamalla osat ja tekemällä css-tyylit.</text:p>
      <text:p text:style-name="Normaali"/>
      <text:p text:style-name="Normaali"/>
      <text:p text:style-name="Normaali">4.4. klo 13.45-16.15 = 2.5 h</text:p>
      <text:p text:style-name="Normaali"/>
      <text:p text:style-name="Normaali">App.js tiedostoon frontendissa Routejen hahmottaminen selaimella sekä navbarin tilojen hallinta. Painalluksista vaihtuva route jokaiseen kohtaan. Kotisivun (Hero) suunnittelu.</text:p>
      <text:p text:style-name="Normaali"/>
      <text:p text:style-name="Normaali">9.4. klo 11.50 – 16.30 = 4h 40min</text:p>
      <text:p text:style-name="Normaali"/>
      <text:p text:style-name="Normaali">Etusivulle uusien tuotteiden esittely + <text:s/>Sähköposti-ilmoitusten tilausnappi + Footer jokaisen sivun alalaitaan (copyright jne.) ja ylös maisemakuva banneri.<text:s/></text:p>
      <text:p text:style-name="Normaali"/>
      <text:p text:style-name="Normaali"/>
      <text:p text:style-name="Normaali">27.4. klo14.40-16.20 +<text:s/></text:p>
      <text:p text:style-name="Normaali">Tuotteiden tulostaminen sivulle kategorioiden allProducts, newClubs, usedClubs sekä ball mukaan.</text:p>
      <text:p text:style-name="Normaali"/>
      <text:p text:style-name="Normaali">3.5. klo17.00-19.35</text:p>
      <text:p text:style-name="Normaali">Kirjautumissivun toteutu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style:text-properties style:font-name-asian="Times New Roman" fo:color="#0F4761"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asian="Times New Roman" fo:color="#595959" fo:hyphenate="false"/>
    </style:style>
    <style:style style:name="Otsikko8" style:display-name="Otsikko 8" style:family="paragraph" style:parent-style-name="Normaali" style:next-style-name="Normaali"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tsikko9" style:display-name="Otsikko 9" style:family="paragraph" style:parent-style-name="Normaali" style:next-style-name="Normaali" style:default-outline-level="9">
      <style:paragraph-properties fo:keep-with-next="always" fo:keep-together="always" fo:margin-bottom="0in"/>
      <style:text-properties style:font-name-asian="Times New Roman"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Aptos Display" style:font-name-asian="Times New Roman" style:font-name-complex="Times New Roman" fo:color="#0F4761" fo:font-size="20pt" style:font-size-asian="20pt" style:font-size-complex="20pt"/>
    </style:style>
    <style:style style:name="Otsikko2Char" style:display-name="Otsikko 2 Char" style:family="text" style:parent-style-name="Kappaleenoletusfontti">
      <style:text-properties style:font-name="Aptos Display" style:font-name-asian="Times New Roman" style:font-name-complex="Times New Roman" fo:color="#0F4761" fo:font-size="16pt" style:font-size-asian="16pt" style:font-size-complex="16pt"/>
    </style:style>
    <style:style style:name="Otsikko3Char" style:display-name="Otsikko 3 Char" style:family="text" style:parent-style-name="Kappaleenoletusfontti">
      <style:text-properties style:font-name-asian="Times New Roman" style:font-name-complex="Times New Roman" fo:color="#0F4761" fo:font-size="14pt" style:font-size-asian="14pt" style:font-size-complex="14pt"/>
    </style:style>
    <style:style style:name="Otsikko4Char" style:display-name="Otsikko 4 Char" style:family="text" style:parent-style-name="Kappaleenoletusfontti">
      <style:text-properties style:font-name-asian="Times New Roman" style:font-name-complex="Times New Roman" fo:font-style="italic" style:font-style-asian="italic" style:font-style-complex="italic" fo:color="#0F4761"/>
    </style:style>
    <style:style style:name="Otsikko5Char" style:display-name="Otsikko 5 Char" style:family="text" style:parent-style-name="Kappaleenoletusfontti">
      <style:text-properties style:font-name-asian="Times New Roman" style:font-name-complex="Times New Roman" fo:color="#0F4761"/>
    </style:style>
    <style:style style:name="Otsikko6Char" style:display-name="Otsikko 6 Char" style:family="text" style:parent-style-name="Kappaleenoletusfontti">
      <style:text-properties style:font-name-asian="Times New Roman" style:font-name-complex="Times New Roman" fo:font-style="italic" style:font-style-asian="italic" style:font-style-complex="italic" fo:color="#595959"/>
    </style:style>
    <style:style style:name="Otsikko7Char" style:display-name="Otsikko 7 Char" style:family="text" style:parent-style-name="Kappaleenoletusfontti">
      <style:text-properties style:font-name-asian="Times New Roman" style:font-name-complex="Times New Roman" fo:color="#595959"/>
    </style:style>
    <style:style style:name="Otsikko8Char" style:display-name="Otsikko 8 Char" style:family="text" style:parent-style-name="Kappaleenoletusfontti">
      <style:text-properties style:font-name-asian="Times New Roman" style:font-name-complex="Times New Roman" fo:font-style="italic" style:font-style-asian="italic" style:font-style-complex="italic" fo:color="#272727"/>
    </style:style>
    <style:style style:name="Otsikko9Char" style:display-name="Otsikko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Aptos Display"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text-properties style:font-name-asian="Times New Roman" fo:color="#595959" fo:letter-spacing="0.0104in" fo:font-size="14pt" style:font-size-asian="14pt" style:font-size-complex="14pt" fo:hyphenate="false"/>
    </style:style>
    <style:style style:name="AlaotsikkoChar" style:display-name="Alaotsikko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margin-left="0.5in">
        <style:tab-stops/>
      </style:paragraph-properties>
      <style:text-properties fo:hyphenate="false"/>
    </style:style>
    <style:style style:name="Voimakaskorostus" style:display-name="Voimakas korostus" style:family="text" style:parent-style-name="Kappaleenoletusfontti">
      <style:text-properties fo:font-style="italic" style:font-style-asian="italic" style:font-style-complex="italic" fo:color="#0F4761"/>
    </style:style>
    <style:style style:name="Erottuvalainaus" style:display-name="Erottuva lainaus" style:family="paragraph" style:parent-style-name="Normaali" style:next-style-name="Normaali">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ErottuvalainausChar" style:display-name="Erottuva lainaus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ver Nielikäinen</meta:initial-creator>
    <dc:creator>Oliver Nielikäinen</dc:creator>
    <meta:creation-date>2025-03-28T13:00:00Z</meta:creation-date>
    <dc:date>2025-05-03T16:30:00Z</dc:date>
    <meta:template xlink:href="Normal.dotm" xlink:type="simple"/>
    <meta:editing-cycles>16</meta:editing-cycles>
    <meta:editing-duration>PT79140S</meta:editing-duration>
    <meta:document-statistic meta:page-count="3" meta:paragraph-count="11" meta:word-count="609" meta:character-count="5533" meta:row-count="41" meta:non-whitespace-character-count="4935"/>
  </office:meta>
</office:document-meta>
</file>